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7cm" fo:min-width="1.05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7.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5cm" fo:min-width="2.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cm" fo:min-width="0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cm" fo:min-width="0.9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cm" fo:min-width="1.9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2.3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2.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85cm" fo:min-width="2.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5cm" fo:min-width="3.7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-color="#ffffff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cm" svg:height="1.3cm" svg:x="3.7cm" svg:y="4cm">
          <text:p text:style-name="P1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8cm" svg:y1="5.3cm" svg:x2="4.8cm" svg:y2="6.3cm">
          <text:p/>
        </draw:line>
        <draw:custom-shape draw:style-name="gr3" draw:text-style-name="P5" draw:layer="layout" svg:width="8cm" svg:height="1.2cm" svg:x="6.5cm" svg:y="1.4cm">
          <text:p text:style-name="P4"><text:span text:style-name="T2">Programme coté caravane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1.2cm" svg:x="3.3cm" svg:y="6.3cm">
          <text:p text:style-name="P1"><text:span text:style-name="T1">Récupérer données 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cm" svg:y1="7.5cm" svg:x2="4.8cm" svg:y2="8.4cm">
          <text:p/>
        </draw:line>
        <draw:custom-shape draw:style-name="gr5" draw:text-style-name="P2" draw:layer="layout" svg:width="2.8cm" svg:height="1.7cm" svg:x="3.4cm" svg:y="8.4cm">
          <text:p text:style-name="P1"><text:span text:style-name="T1">Données récupérée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cm" svg:height="0.489cm" svg:x="6.2cm" svg:y="8.611cm">
          <draw:text-box>
            <text:p><text:span text:style-name="T1">Non</text:span></text:p>
          </draw:text-box>
        </draw:frame>
        <draw:frame draw:style-name="gr7" draw:text-style-name="P6" draw:layer="layout" svg:width="1.2cm" svg:height="0.727cm" svg:x="3.7cm" svg:y="10.173cm">
          <draw:text-box>
            <text:p><text:span text:style-name="T1">Oui</text:span></text:p>
          </draw:text-box>
        </draw:frame>
        <draw:line draw:style-name="gr8" draw:text-style-name="P3" draw:layer="layout" svg:x1="6.2cm" svg:y1="9.3cm" svg:x2="7.8cm" svg:y2="9.3cm">
          <text:p/>
        </draw:line>
        <draw:line draw:style-name="gr8" draw:text-style-name="P3" draw:layer="layout" svg:x1="7.8cm" svg:y1="9.3cm" svg:x2="7.8cm" svg:y2="6.9cm">
          <text:p/>
        </draw:line>
        <draw:line draw:style-name="gr2" draw:text-style-name="P3" draw:layer="layout" svg:x1="7.8cm" svg:y1="6.9cm" svg:x2="6.3cm" svg:y2="6.9cm">
          <text:p/>
        </draw:line>
        <draw:line draw:style-name="gr2" draw:text-style-name="P3" draw:layer="layout" svg:x1="4.8cm" svg:y1="10.1cm" svg:x2="4.8cm" svg:y2="11.7cm">
          <text:p/>
        </draw:line>
        <draw:custom-shape draw:style-name="gr9" draw:text-style-name="P2" draw:layer="layout" svg:width="2.8cm" svg:height="1.9cm" svg:x="3.4cm" svg:y="11.7cm">
          <text:p text:style-name="P1"><text:span text:style-name="T1">Mode rangement activé ?</text:span></text:p>
          <text:p text:style-name="P1"><text:span text:style-name="T1">True/Fal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6.2cm" svg:y1="12.7cm" svg:x2="7.6cm" svg:y2="12.7cm">
          <text:p/>
        </draw:line>
        <draw:line draw:style-name="gr2" draw:text-style-name="P3" draw:layer="layout" svg:x1="4.8cm" svg:y1="13.6cm" svg:x2="4.8cm" svg:y2="14.9cm">
          <text:p/>
        </draw:line>
        <draw:frame draw:style-name="gr6" draw:text-style-name="P6" draw:layer="layout" svg:width="1.2cm" svg:height="0.489cm" svg:x="6.1cm" svg:y="12.011cm">
          <draw:text-box>
            <text:p><text:span text:style-name="T1">Non</text:span></text:p>
          </draw:text-box>
        </draw:frame>
        <draw:frame draw:style-name="gr6" draw:text-style-name="P6" draw:layer="layout" svg:width="1.7cm" svg:height="0.489cm" svg:x="3.8cm" svg:y="13.57cm">
          <draw:text-box>
            <text:p><text:span text:style-name="T1">Oui</text:span></text:p>
          </draw:text-box>
        </draw:frame>
        <draw:custom-shape draw:style-name="gr4" draw:text-style-name="P2" draw:layer="layout" svg:width="3cm" svg:height="1.2cm" svg:x="3.3cm" svg:y="14.9cm">
          <text:p text:style-name="P1"><text:span text:style-name="T1">Calculer le chemin</text:span></text:p>
          <text:p text:style-name="P1"><text:span text:style-name="T1">jusqu’à la bas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9cm" svg:y1="16.1cm" svg:x2="4.9cm" svg:y2="17.3cm">
          <text:p/>
        </draw:line>
        <draw:custom-shape draw:style-name="gr10" draw:text-style-name="P2" draw:layer="layout" svg:width="2.4cm" svg:height="1cm" svg:x="3.7cm" svg:y="17.3cm">
          <text:p text:style-name="P1"><text:span text:style-name="T1">Range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8cm" svg:height="1.4cm" svg:x="7.6cm" svg:y="12cm">
          <text:p text:style-name="P1"><text:span text:style-name="T1">Déplac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cm" svg:y1="13.4cm" svg:x2="9.3cm" svg:y2="14.5cm">
          <text:p/>
        </draw:line>
        <draw:custom-shape draw:style-name="gr12" draw:text-style-name="P2" draw:layer="layout" svg:width="3.1cm" svg:height="1.5cm" svg:x="7.8cm" svg:y="14.5cm">
          <text:p text:style-name="P1"><text:span text:style-name="T1">Ajouter le déplacement</text:span></text:p>
          <text:p text:style-name="P1"><text:span text:style-name="T1">dans la map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8.3cm" svg:x2="4.9cm" svg:y2="19cm">
          <text:p/>
        </draw:line>
        <draw:line draw:style-name="gr8" draw:text-style-name="P3" draw:layer="layout" svg:x1="4.9cm" svg:y1="19cm" svg:x2="2.1cm" svg:y2="19cm">
          <text:p/>
        </draw:line>
        <draw:line draw:style-name="gr8" draw:text-style-name="P3" draw:layer="layout" svg:x1="2.1cm" svg:y1="19cm" svg:x2="2.1cm" svg:y2="6.9cm">
          <text:p/>
        </draw:line>
        <draw:line draw:style-name="gr2" draw:text-style-name="P3" draw:layer="layout" svg:x1="2.1cm" svg:y1="6.9cm" svg:x2="3.3cm" svg:y2="6.9cm">
          <text:p/>
        </draw:line>
        <draw:line draw:style-name="gr8" draw:text-style-name="P3" draw:layer="layout" svg:x1="9.4cm" svg:y1="16cm" svg:x2="9.4cm" svg:y2="19.1cm">
          <text:p/>
        </draw:line>
        <draw:line draw:style-name="gr8" draw:text-style-name="P3" draw:layer="layout" svg:x1="9.4cm" svg:y1="19.1cm" svg:x2="4.9cm" svg:y2="19cm">
          <text:p/>
        </draw:line>
      </draw:page>
      <draw:page draw:name="page2" draw:style-name="dp1" draw:master-page-name="Standard">
        <draw:custom-shape draw:style-name="gr3" draw:text-style-name="P5" draw:layer="layout" svg:width="8cm" svg:height="1.2cm" svg:x="6.5cm" svg:y="1.4cm">
          <text:p text:style-name="P4"><text:span text:style-name="T2">Programme coté app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cm" svg:height="1.3cm" svg:x="3.701cm" svg:y="4.001cm">
          <text:p text:style-name="P1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8cm" svg:y1="5.3cm" svg:x2="4.8cm" svg:y2="6.3cm">
          <text:p/>
        </draw:line>
        <draw:custom-shape draw:style-name="gr13" draw:text-style-name="P2" draw:layer="layout" svg:width="3.2cm" svg:height="1.1cm" svg:x="3.2cm" svg:y="6.4cm">
          <text:p text:style-name="P1"><text:span text:style-name="T1">Récupérer entrées utilisateu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9cm" svg:y1="7.5cm" svg:x2="4.9cm" svg:y2="8.5cm">
          <text:p/>
        </draw:line>
        <draw:custom-shape draw:style-name="gr14" draw:text-style-name="P2" draw:layer="layout" svg:width="4.2cm" svg:height="1.8cm" svg:x="2.8cm" svg:y="8.5cm">
          <text:p text:style-name="P1"><text:span text:style-name="T1">Envoyer données packager</text:span><text:span text:style-name="T1"><text:line-break/></text:span><text:span text:style-name="T1">[0, 0], fals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cm" svg:y1="10.3cm" svg:x2="5cm" svg:y2="10.9cm">
          <text:p/>
        </draw:line>
        <draw:line draw:style-name="gr8" draw:text-style-name="P3" draw:layer="layout" svg:x1="4.978cm" svg:y1="10.888cm" svg:x2="1.978cm" svg:y2="10.888cm">
          <text:p/>
        </draw:line>
        <draw:line draw:style-name="gr8" draw:text-style-name="P3" draw:layer="layout" svg:x1="1.944cm" svg:y1="10.9cm" svg:x2="1.944cm" svg:y2="4.7cm">
          <text:p/>
        </draw:line>
        <draw:line draw:style-name="gr2" draw:text-style-name="P3" draw:layer="layout" svg:x1="1.9cm" svg:y1="4.7cm" svg:x2="3.6cm" svg:y2="4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30T09:18:55.826000000</meta:creation-date>
    <dc:date>2024-04-30T11:01:43.513000000</dc:date>
    <meta:editing-duration>PT29M59S</meta:editing-duration>
    <meta:editing-cycles>13</meta:editing-cycles>
    <meta:generator>LibreOffice/6.3.5.2$Windows_X86_64 LibreOffice_project/dd0751754f11728f69b42ee2af66670068624673</meta:generator>
    <meta:document-statistic meta:object-count="39"/>
  </office:meta>
</office:document-meta>
</file>